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NumberSlider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NumberSliderRenderer.encodeEnd( FacesContext faces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InputNumberSliderRenderer.getIdForSliderHandle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NumberSliderRenderer.writeSliderJavaScript( FacesContext context , UIComponent component , TobagoResponse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putNumberSliderRenderer.decode( FacesContext 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putNumberSliderRenderer.getAbsoluteImagePath( FacesContext facesContext , String relativeImag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putNumberSliderRenderer.getIdForInputField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NumberSliderRenderer.getIdForSliderTrack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